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gresSequence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SequenceMaxValueIncrementer.Postgres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stgresSequenceMaxValueIncrementer.PostgresSequenc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